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on-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on-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11">
            <text:p>6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4">
            <text:p>8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69">
            <text:p>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90">
            <text:p>29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1">
            <text:p>24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7">
            <text:p>14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60">
            <text:p>4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8">
            <text:p>10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67">
            <text:p>7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8">
            <text:p>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515">
            <text:p>51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">
            <text:p>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6">
            <text:p>10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89">
            <text:p>489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475">
            <text:p>10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15">
            <text:p>21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63">
            <text:p>16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8">
            <text:p>17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4">
            <text:p>74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6">
            <text:p>2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3">
            <text:p>4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14">
            <text:p>314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1">
            <text:p>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58">
            <text:p>4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06">
            <text:p>20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6">
            <text:p>1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3">
            <text:p>10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46">
            <text:p>24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33">
            <text:p>8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04">
            <text:p>204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686">
            <text:p>4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35">
            <text:p>3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5">
            <text:p>8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9">
            <text:p>199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266">
            <text:p>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26">
            <text:p>42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299">
            <text:p>2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49">
            <text:p>549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7">
            <text:p>1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42">
            <text:p>144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1">
            <text:p>8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4">
            <text:p>2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700">
            <text:p>2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on-campus-" style:display-name="PageStyle_disciplinary-actions-on-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